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b347" officeooo:paragraph-rsid="0014b347"/>
    </style:style>
    <style:style style:name="P2" style:family="paragraph" style:parent-style-name="Standard">
      <style:text-properties officeooo:rsid="00166f39" officeooo:paragraph-rsid="00166f39"/>
    </style:style>
    <style:style style:name="P3" style:family="paragraph" style:parent-style-name="Standard">
      <style:text-properties officeooo:rsid="001862f4" officeooo:paragraph-rsid="001862f4"/>
    </style:style>
    <style:style style:name="P4" style:family="paragraph" style:parent-style-name="Standard">
      <style:text-properties fo:font-weight="bold" officeooo:rsid="001862f4" officeooo:paragraph-rsid="001862f4" style:font-weight-asian="bold" style:font-weight-complex="bold"/>
    </style:style>
    <style:style style:name="P5" style:family="paragraph" style:parent-style-name="Standard">
      <style:text-properties fo:font-weight="bold" officeooo:rsid="00189113" officeooo:paragraph-rsid="00189113" style:font-weight-asian="bold" style:font-weight-complex="bold"/>
    </style:style>
    <style:style style:name="P6" style:family="paragraph" style:parent-style-name="Standard">
      <style:text-properties fo:font-weight="bold" officeooo:rsid="001bd33b" officeooo:paragraph-rsid="001bd33b" style:font-weight-asian="bold" style:font-weight-complex="bold"/>
    </style:style>
    <style:style style:name="P7" style:family="paragraph" style:parent-style-name="Standard">
      <style:text-properties fo:font-weight="bold" officeooo:rsid="001ff0ba" officeooo:paragraph-rsid="001ff0ba" style:font-weight-asian="bold" style:font-weight-complex="bold"/>
    </style:style>
    <style:style style:name="P8" style:family="paragraph" style:parent-style-name="Standard">
      <style:text-properties officeooo:rsid="00189113" officeooo:paragraph-rsid="00189113"/>
    </style:style>
    <style:style style:name="P9" style:family="paragraph" style:parent-style-name="Standard">
      <style:text-properties officeooo:rsid="00189113" officeooo:paragraph-rsid="0024684d"/>
    </style:style>
    <style:style style:name="P10" style:family="paragraph" style:parent-style-name="Standard">
      <style:text-properties officeooo:rsid="00189113" officeooo:paragraph-rsid="002cdd4a"/>
    </style:style>
    <style:style style:name="P11" style:family="paragraph" style:parent-style-name="Standard">
      <style:text-properties officeooo:rsid="001bd33b" officeooo:paragraph-rsid="001bd33b"/>
    </style:style>
    <style:style style:name="P12" style:family="paragraph" style:parent-style-name="Standard">
      <style:text-properties officeooo:rsid="001ff0ba" officeooo:paragraph-rsid="001ff0ba"/>
    </style:style>
    <style:style style:name="P13" style:family="paragraph" style:parent-style-name="Standard">
      <style:text-properties fo:font-weight="normal" officeooo:rsid="00189113" officeooo:paragraph-rsid="00189113" style:font-weight-asian="normal" style:font-weight-complex="normal"/>
    </style:style>
    <style:style style:name="P1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862f4" officeooo:paragraph-rsid="001862f4"/>
    </style:style>
    <style:style style:name="P15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weight="bold" officeooo:rsid="0014b347" officeooo:paragraph-rsid="0014b347" style:font-weight-asian="bold" style:font-weight-complex="bold"/>
    </style:style>
    <style:style style:name="P16" style:family="paragraph" style:parent-style-name="Standard">
      <style:text-properties fo:font-weight="bold" officeooo:rsid="003cfdfb" officeooo:paragraph-rsid="00189113" style:font-weight-asian="bold" style:font-weight-complex="bold"/>
    </style:style>
    <style:style style:name="P17" style:family="paragraph" style:parent-style-name="Standard">
      <style:text-properties fo:font-weight="normal" officeooo:rsid="00189113" officeooo:paragraph-rsid="00166f39" style:font-weight-asian="normal" style:font-weight-complex="normal"/>
    </style:style>
    <style:style style:name="T1" style:family="text">
      <style:text-properties officeooo:rsid="001e6451"/>
    </style:style>
    <style:style style:name="T2" style:family="text">
      <style:text-properties officeooo:rsid="0020aa84"/>
    </style:style>
    <style:style style:name="T3" style:family="text">
      <style:text-properties officeooo:rsid="00228d0b"/>
    </style:style>
    <style:style style:name="T4" style:family="text">
      <style:text-properties officeooo:rsid="0024684d"/>
    </style:style>
    <style:style style:name="T5" style:family="text">
      <style:text-properties officeooo:rsid="002579f0"/>
    </style:style>
    <style:style style:name="T6" style:family="text">
      <style:text-properties officeooo:rsid="00277e31"/>
    </style:style>
    <style:style style:name="T7" style:family="text">
      <style:text-properties officeooo:rsid="002a7898"/>
    </style:style>
    <style:style style:name="T8" style:family="text">
      <style:text-properties officeooo:rsid="002cdd4a"/>
    </style:style>
    <style:style style:name="T9" style:family="text">
      <style:text-properties officeooo:rsid="00343d9d"/>
    </style:style>
    <style:style style:name="T10" style:family="text">
      <style:text-properties officeooo:rsid="00362d8b"/>
    </style:style>
    <style:style style:name="T11" style:family="text">
      <style:text-properties officeooo:rsid="00386ad5"/>
    </style:style>
    <style:style style:name="T12" style:family="text">
      <style:text-properties fo:font-weight="normal" officeooo:rsid="00386ad5" style:font-weight-asian="normal" style:font-weight-complex="normal"/>
    </style:style>
    <style:style style:name="T13" style:family="text">
      <style:text-properties fo:font-weight="normal" officeooo:rsid="003cd990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86ad5" style:font-weight-asian="bold" style:font-weight-complex="bold"/>
    </style:style>
    <style:style style:name="T16" style:family="text">
      <style:text-properties fo:font-weight="bold" officeooo:rsid="003cd990" style:font-weight-asian="bold" style:font-weight-complex="bold"/>
    </style:style>
    <style:style style:name="T17" style:family="text">
      <style:text-properties fo:font-weight="bold" officeooo:rsid="002a7898" style:font-weight-asian="bold" style:font-weight-complex="bold"/>
    </style:style>
    <style:style style:name="T18" style:family="text">
      <style:text-properties fo:font-weight="bold" officeooo:rsid="0021b07f" style:font-weight-asian="bold" style:font-weight-complex="bold"/>
    </style:style>
    <style:style style:name="T19" style:family="text">
      <style:text-properties fo:font-weight="bold" officeooo:rsid="003279a2" style:font-weight-asian="bold" style:font-weight-complex="bold"/>
    </style:style>
    <style:style style:name="T20" style:family="text">
      <style:text-properties fo:font-weight="bold" officeooo:rsid="00189113" style:font-weight-asian="bold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officeooo:rsid="004100ba" style:font-size-asian="10pt" style:font-size-complex="10pt"/>
    </style:style>
    <style:style style:name="T23" style:family="text">
      <style:text-properties officeooo:rsid="003cd990"/>
    </style:style>
    <style:style style:name="T24" style:family="text">
      <style:text-properties officeooo:rsid="004100ba"/>
    </style:style>
    <style:style style:name="T25" style:family="text">
      <style:text-properties officeooo:rsid="004f7bd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Fausses informations, information<text:span text:style-name="T25">s</text:span> de qualité ?</text:p>
      <text:p text:style-name="P1"/>
      <text:p text:style-name="P5">(<text:span text:style-name="T6">I</text:span>) comment vérifier une information ?</text:p>
      <text:p text:style-name="P8"><text:span text:style-name="T14"><text:tab/></text:span><text:span text:style-name="T17">(I.1)</text:span><text:span text:style-name="T14"> </text:span><text:span text:style-name="T18">quel média donne l’information ?</text:span></text:p>
      <text:p text:style-name="P9"><text:tab/><text:tab/>→<text:span text:style-name="T4"> (I.1.a) à quel courant politique appartient le journal L’Humanité ?</text:span></text:p>
      <text:p text:style-name="P9"><text:tab/><text:tab/><text:tab/>→<text:span text:style-name="T5"> que pensez-vous de cet article : </text:span><text:a xlink:type="simple" xlink:href="https://www.humanite.fr/justice-macron-fait-les-poches-des-gens-sous-tutelle-660406" text:style-name="Internet_20_link" text:visited-style-name="Visited_20_Internet_20_Link"><text:span text:style-name="T5">https://www.humanite.fr/justice-macron-fait-les-poches-des-gens-sous-tutelle-660406</text:span></text:a><text:span text:style-name="T5"> ?</text:span></text:p>
      <text:p text:style-name="P9"/>
      <text:p text:style-name="P9"><text:tab/><text:tab/>→<text:span text:style-name="T8"> (I.1.b) qu’est-ce que Conservapedia ?</text:span></text:p>
      <text:p text:style-name="P10"><text:tab/><text:tab/><text:tab/>→<text:span text:style-name="T8"> que pensez-vous de cet article : <text:s/></text:span><text:a xlink:type="simple" xlink:href="https://www.conservapedia.com/Counterexamples_to_Relativity" text:style-name="Internet_20_link" text:visited-style-name="Visited_20_Internet_20_Link"><text:span text:style-name="T8">https://www.conservapedia.com/Counterexamples_to_Relativity</text:span></text:a><text:span text:style-name="T8"> ?</text:span></text:p>
      <text:p text:style-name="P9"/>
      <text:p text:style-name="P5"><text:tab/><text:span text:style-name="T7">(I.2) est-ce que l’information est sourcée ?</text:span></text:p>
      <text:p text:style-name="P8"><text:tab/><text:tab/>→<text:span text:style-name="T3"> d’après Wikipedia, quelle est la population allemande ?</text:span><text:tab/><text:tab/></text:p>
      <text:p text:style-name="P8"/>
      <text:p text:style-name="P16"><text:tab/>(I.3) que disent les sites combattant la fausse information à propos de ce que vous venez d’apprendre ?</text:p>
      <text:p text:style-name="P13"><text:tab/><text:tab/>* <text:a xlink:type="simple" xlink:href="http://fr.wikipedia.org/" text:style-name="Internet_20_link" text:visited-style-name="Visited_20_Internet_20_Link">http://fr.wikipedia.org/</text:a> </text:p>
      <text:p text:style-name="P13"><text:tab/><text:tab/>* <text:a xlink:type="simple" xlink:href="http://decodeurs.blog.lemonde.fr/" text:style-name="Internet_20_link" text:visited-style-name="Visited_20_Internet_20_Link">http://decodeurs.blog.lemonde.fr/</text:a> </text:p>
      <text:p text:style-name="P13"><text:tab/><text:tab/>* <text:a xlink:type="simple" xlink:href="http://www.liberation.fr/checknews,100893" text:style-name="Internet_20_link" text:visited-style-name="Visited_20_Internet_20_Link">http://www.liberation.fr/checknews,100893</text:a> </text:p>
      <text:p text:style-name="P13"><text:tab/><text:tab/><text:tab/>→<text:span text:style-name="T24"> </text:span><text:a xlink:type="simple" xlink:href="http://www.liberation.fr/checknews/2018/09/11/est-ce-vrai-que-liberation-est-le-2e-journal-de-presse-ecrite-le-plus-subventionne_1677866" text:style-name="Internet_20_link" text:visited-style-name="Visited_20_Internet_20_Link"><text:span text:style-name="T22">http://www.liberation.fr/checknews/2018/09/11/est-ce-vrai-que-liberation-est-le-2e-journal-de-presse-ecrite-le-plus-subventionne_1677866</text:span></text:a></text:p>
      <text:p text:style-name="P8"/>
      <text:p text:style-name="P6">(<text:span text:style-name="T6">II</text:span>) un cas d’école : <text:span text:style-name="T1">la loi Schiappa et la sexualité des tout petits</text:span></text:p>
      <text:p text:style-name="P6"><text:span text:style-name="T11"><text:tab/>(II.1) textes officiels : </text:span><text:a xlink:type="simple" xlink:href="http://eduscol.education.fr/cid46861/textes-reference.html" text:style-name="Internet_20_link" text:visited-style-name="Visited_20_Internet_20_Link"><text:span text:style-name="T12">http://eduscol.education.fr/cid46861/textes-reference.html</text:span></text:a></text:p>
      <text:p text:style-name="P6"><text:span text:style-name="T12"><text:tab/></text:span><text:span text:style-name="T23">(II.2) les décodeurs</text:span><text:span text:style-name="T13"> : </text:span><text:a xlink:type="simple" xlink:href="http://observers.france24.com/fr/20180831-intox-images-loi-schiappa-education-enfants" text:style-name="Internet_20_link" text:visited-style-name="Visited_20_Internet_20_Link"><text:span text:style-name="T13">http://observers.france24.com/fr/20180831-intox-images-loi-schiappa-education-enfants</text:span></text:a></text:p>
      <text:p text:style-name="P11"><text:span text:style-name="T14"><text:tab/></text:span><text:span text:style-name="T15">(II.</text:span><text:span text:style-name="T16">3</text:span><text:span text:style-name="T15">) la polémique : </text:span><text:a xlink:type="simple" xlink:href="https://www.tf1.fr/tmc/quotidien-avec-yann-barthes/videos/education-sexuelle-masturbation-a-l-ecole-histoire-d-une-fake-news.html" text:style-name="Internet_20_link" text:visited-style-name="Visited_20_Internet_20_Link"><text:span text:style-name="T21">https://www.tf1.fr/tmc/quotidien-avec-yann-barthes/videos/education-sexuelle-masturbation-a-l-ecole-histoire-d-une-fake-news.html</text:span></text:a></text:p>
      <text:p text:style-name="P8"><text:tab/></text:p>
      <text:p text:style-name="P2"><text:span text:style-name="T14">(</text:span><text:span text:style-name="T19">III</text:span><text:span text:style-name="T14">) quelques exemples d’</text:span><text:span text:style-name="T20">informations à vérifier :</text:span></text:p>
      <text:p text:style-name="P17"><text:tab/>→ M. Didier est maire de Val de Meuse depuis 2007</text:p>
      <text:p text:style-name="P2"><text:tab/>→ Johnny Hallyday est décédé en 2016</text:p>
      <text:p text:style-name="P2"><text:tab/>→ le réalisateur Costa-Gavras est décédé en 2018</text:p>
      <text:p text:style-name="P2"/>
      <text:p text:style-name="P4">(<text:span text:style-name="T9">IV</text:span>) un exemple d’article sur lequel enquêter :</text:p>
      <text:p text:style-name="P3"><text:tab/>* <text:a xlink:type="simple" xlink:href="http://www.legorafi.fr/2019/08/29/pour-eviter-de-nouveaux-incendies-donald-trump-propose-de-raser-la-foret-amazonienne/" text:style-name="Internet_20_link" text:visited-style-name="Visited_20_Internet_20_Link">http://www.legorafi.fr/2019/08/29/pour-eviter-de-nouveaux-incendies-donald-trump-propose-de-raser-la-foret-amazonienne/</text:a> </text:p>
      <text:p text:style-name="P14"/>
      <text:p text:style-name="P3"/>
      <text:p text:style-name="P7"><text:span text:style-name="T10">Annexe : </text:span>les images</text:p>
      <text:p text:style-name="P12"><text:tab/>→ <text:span text:style-name="T2">comment détecter les fausses images : </text:span><text:a xlink:type="simple" xlink:href="https://www.youtube.com/watch?v=rN_Vh9wZEyI" text:style-name="Internet_20_link" text:visited-style-name="Visited_20_Internet_20_Link"><text:span text:style-name="T2">https://www.youtube.com/watch?v=rN_Vh9wZEyI</text:span></text:a><text:span text:style-name="T2"> ?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06:59:48.664290104</meta:creation-date>
    <meta:generator>LibreOffice/6.0.7.3$Linux_X86_64 LibreOffice_project/00m0$Build-3</meta:generator>
    <dc:date>2019-09-01T08:46:34.004733959</dc:date>
    <meta:editing-duration>PT1H27M59S</meta:editing-duration>
    <meta:editing-cycles>56</meta:editing-cycles>
    <meta:print-date>2018-09-11T08:15:41.165702869</meta:print-date>
    <meta:document-statistic meta:table-count="0" meta:image-count="0" meta:object-count="0" meta:page-count="1" meta:paragraph-count="27" meta:word-count="180" meta:character-count="1802" meta:non-whitespace-character-count="1607"/>
  </office:meta>
</office:document-meta>
</file>